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.847cm" fo:margin-bottom="0cm" style:writing-mode="lr-tb"/>
    </style:style>
    <style:style style:name="T1_1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2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3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4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5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6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_7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P3" style:family="paragraph" style:parent-style-name="Standard">
      <style:paragraph-properties fo:break-before="auto" fo:line-height="115%" fo:margin-top="0.353cm" fo:margin-bottom="0cm" style:writing-mode="lr-tb"/>
    </style:style>
    <style:style style:name="T3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8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3_9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>
      <style:text-properties fo:font-weight="bold" style:font-weight-asian="bold" style:font-weight-complex="bold"/>
    </style:style>
    <style:style style:name="T4_21" style:family="text">
      <style:text-properties fo:font-weight="bold" style:font-weight-asian="bold" style:font-weight-complex="bold"/>
    </style:style>
    <style:style style:name="T4_22" style:family="text">
      <style:text-properties fo:font-weight="bold" style:font-weight-asian="bold" style:font-weight-complex="bold"/>
    </style:style>
    <style:style style:name="T4_23" style:family="text">
      <style:text-properties fo:font-weight="bold" style:font-weight-asian="bold" style:font-weight-complex="bold"/>
    </style:style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>
      <style:text-properties fo:font-weight="bold" style:font-weight-asian="bold" style:font-weight-complex="bold"/>
    </style:style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>
      <style:text-properties fo:font-weight="bold" style:font-weight-asian="bold" style:font-weight-complex="bold"/>
    </style:style>
    <style:style style:name="T6_2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>
      <style:text-properties fo:font-weight="bold" style:font-weight-asian="bold" style:font-weight-complex="bold"/>
    </style:style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>
      <style:text-properties fo:font-weight="bold" style:font-weight-asian="bold" style:font-weight-complex="bold"/>
    </style:style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P8" style:family="paragraph" style:parent-style-name="Standard">
      <style:paragraph-properties fo:break-before="auto" fo:line-height="115%" fo:margin-top="0.353cm" fo:margin-bottom="0cm" style:writing-mode="lr-tb"/>
    </style:style>
    <style:style style:name="T8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8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>
      <style:text-properties fo:font-weight="bold" style:font-weight-asian="bold" style:font-weight-complex="bold"/>
    </style:style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fo:font-weight="bold" style:font-weight-asian="bold" style:font-weight-complex="bold"/>
    </style:style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>
      <style:text-properties fo:font-weight="bold" style:font-weight-asian="bold" style:font-weight-complex="bold"/>
    </style:style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>
      <style:text-properties fo:font-weight="bold" style:font-weight-asian="bold" style:font-weight-complex="bold"/>
    </style:style>
    <style:style style:name="T12_12" style:family="text">
      <style:text-properties fo:font-weight="bold" style:font-weight-asian="bold" style:font-weight-complex="bold"/>
    </style:style>
    <style:style style:name="T12_13" style:family="text">
      <style:text-properties fo:font-weight="bold" style:font-weight-asian="bold" style:font-weight-complex="bold"/>
    </style:style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>
      <style:text-properties fo:font-weight="bold" style:font-weight-asian="bold" style:font-weight-complex="bold"/>
    </style:style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>
      <style:text-properties fo:font-weight="bold" style:font-weight-asian="bold" style:font-weight-complex="bold"/>
    </style:style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>
      <style:text-properties fo:font-weight="bold" style:font-weight-asian="bold" style:font-weight-complex="bold"/>
    </style:style>
    <style:style style:name="T14_7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>
      <style:text-properties fo:font-weight="bold" style:font-weight-asian="bold" style:font-weight-complex="bold"/>
    </style:style>
    <style:style style:name="T15_12" style:family="text">
      <style:text-properties fo:font-weight="bold" style:font-weight-asian="bold" style:font-weight-complex="bold"/>
    </style:style>
    <style:style style:name="T15_13" style:family="text">
      <style:text-properties fo:font-weight="bold" style:font-weight-asian="bold" style:font-weight-complex="bold"/>
    </style:style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P16" style:family="paragraph" style:parent-style-name="Standard">
      <style:paragraph-properties fo:break-before="auto" fo:line-height="115%" fo:margin-top="0.353cm" fo:margin-bottom="0cm" style:writing-mode="lr-tb"/>
    </style:style>
    <style:style style:name="T16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16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P20" style:family="paragraph" style:parent-style-name="Standard">
      <style:paragraph-properties fo:break-before="auto" fo:line-height="115%" fo:margin-top="0.353cm" fo:margin-bottom="0cm" style:writing-mode="lr-tb"/>
    </style:style>
    <style:style style:name="T20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8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9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10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1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1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0_1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>
      <style:text-properties fo:font-weight="bold" style:font-weight-asian="bold" style:font-weight-complex="bold"/>
    </style:style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>
      <style:text-properties fo:font-weight="bold" style:font-weight-asian="bold" style:font-weight-complex="bold"/>
    </style:style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P23" style:family="paragraph" style:parent-style-name="Standard">
      <style:paragraph-properties fo:break-before="auto" fo:line-height="115%" fo:margin-top="0.353cm" fo:margin-bottom="0cm" style:writing-mode="lr-tb"/>
    </style:style>
    <style:style style:name="T23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3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fo:margin-top="0.353cm" fo:margin-bottom="0cm" style:writing-mode="lr-tb"/>
    </style:style>
    <style:style style:name="T25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8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9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10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5_1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>
      <style:text-properties fo:font-weight="bold" style:font-weight-asian="bold" style:font-weight-complex="bold"/>
    </style:style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>
      <style:text-properties fo:font-weight="bold" style:font-weight-asian="bold" style:font-weight-complex="bold"/>
    </style:style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>
      <style:text-properties fo:font-weight="bold" style:font-weight-asian="bold" style:font-weight-complex="bold"/>
    </style:style>
    <style:style style:name="T28_22" style:family="text">
      <style:text-properties fo:font-weight="bold" style:font-weight-asian="bold" style:font-weight-complex="bold"/>
    </style:style>
    <style:style style:name="T28_23" style:family="text">
      <style:text-properties fo:font-weight="bold" style:font-weight-asian="bold" style:font-weight-complex="bold"/>
    </style:style>
    <style:style style:name="T28_24" style:family="text"/>
    <style:style style:name="P29" style:family="paragraph" style:parent-style-name="Standard">
      <style:paragraph-properties fo:break-before="auto" fo:line-height="115%" fo:margin-top="0.353cm" fo:margin-bottom="0cm" style:writing-mode="lr-tb"/>
    </style:style>
    <style:style style:name="T29_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8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9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0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1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2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3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4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5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6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7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8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19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T29_20" style:family="text">
      <style:text-properties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>
      <style:text-properties fo:font-weight="bold" style:font-weight-asian="bold" style:font-weight-complex="bold"/>
    </style:style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laronext</text:span><text:span text:style-name="T1_2"><text:s text:c="2"/>-<text:s/></text:span><text:span text:style-name="T1_3">les</text:span><text:span text:style-name="T1_4"><text:s/></text:span><text:span text:style-name="T1_5">grands</text:span><text:span text:style-name="T1_6"><text:s/></text:span><text:span text:style-name="T1_7">axes</text:span></text:p>
      <text:p text:style-name="P2"><text:bookmark-start text:name="id.gjdgxs"/><text:bookmark-end text:name="id.gjdgxs"/><text:span text:style-name="T2_1">Ce</text:span><text:span text:style-name="T2_2"><text:s/></text:span><text:span text:style-name="T2_3">document</text:span><text:span text:style-name="T2_4"><text:s/></text:span><text:span text:style-name="T2_5">a</text:span><text:span text:style-name="T2_6"><text:s/></text:span><text:span text:style-name="T2_7">pour</text:span><text:span text:style-name="T2_8"><text:s/></text:span><text:span text:style-name="T2_9">but</text:span><text:span text:style-name="T2_10"><text:s/></text:span><text:span text:style-name="T2_11">de</text:span><text:span text:style-name="T2_12"><text:s/></text:span><text:span text:style-name="T2_13">traduire</text:span><text:span text:style-name="T2_14"><text:s/></text:span><text:span text:style-name="T2_15">les</text:span><text:span text:style-name="T2_16"><text:s/></text:span><text:span text:style-name="T2_17">intentions</text:span><text:span text:style-name="T2_18"><text:s/></text:span><text:span text:style-name="T2_19">de</text:span><text:span text:style-name="T2_20"><text:s/></text:span><text:span text:style-name="T2_21">la</text:span><text:span text:style-name="T2_22"><text:s/></text:span><text:span text:style-name="T2_23">note</text:span><text:span text:style-name="T2_24"><text:s/></text:span><text:span text:style-name="T2_25">d</text:span><text:span text:style-name="T2_26">’</text:span><text:span text:style-name="T2_27">orientation</text:span><text:span text:style-name="T2_28"><text:s/></text:span><text:span text:style-name="T2_29">de</text:span><text:span text:style-name="T2_30"><text:s/></text:span><text:span text:style-name="T2_31">ClaroNext</text:span><text:span text:style-name="T2_32"><text:s/></text:span><text:span text:style-name="T2_33">en</text:span><text:span text:style-name="T2_34"><text:s/></text:span><text:span text:style-name="T2_35">concepts</text:span><text:span text:style-name="T2_36"><text:s/></text:span><text:span text:style-name="T2_37">cohérents</text:span><text:span text:style-name="T2_38"><text:s/></text:span><text:span text:style-name="T2_39">et</text:span><text:span text:style-name="T2_40"><text:s/></text:span><text:span text:style-name="T2_41">pragmatiques</text:span><text:span text:style-name="T2_42">.<text:s text:c="2"/></text:span><text:span text:style-name="T2_43">Il</text:span><text:span text:style-name="T2_44"><text:s/></text:span><text:span text:style-name="T2_45">n</text:span><text:span text:style-name="T2_46">’</text:span><text:span text:style-name="T2_47">a</text:span><text:span text:style-name="T2_48"><text:s/></text:span><text:span text:style-name="T2_49">pas</text:span><text:span text:style-name="T2_50"><text:s/></text:span><text:span text:style-name="T2_51">pour</text:span><text:span text:style-name="T2_52"><text:s/></text:span><text:span text:style-name="T2_53">but</text:span><text:span text:style-name="T2_54"><text:s/></text:span><text:span text:style-name="T2_55">de</text:span><text:span text:style-name="T2_56"><text:s/></text:span><text:span text:style-name="T2_57">lister</text:span><text:span text:style-name="T2_58"><text:s/></text:span><text:span text:style-name="T2_59">toutes</text:span><text:span text:style-name="T2_60"><text:s/></text:span><text:span text:style-name="T2_61">les</text:span><text:span text:style-name="T2_62"><text:s/></text:span><text:span text:style-name="T2_63">fonctionnalités</text:span><text:span text:style-name="T2_64"><text:s/></text:span><text:span text:style-name="T2_65">qui</text:span><text:span text:style-name="T2_66"><text:s/></text:span><text:span text:style-name="T2_67">seront</text:span><text:span text:style-name="T2_68"><text:s/></text:span><text:span text:style-name="T2_69">présentes</text:span><text:span text:style-name="T2_70"><text:s/></text:span><text:span text:style-name="T2_71">dans</text:span><text:span text:style-name="T2_72"><text:s/></text:span><text:span text:style-name="T2_73">le</text:span><text:span text:style-name="T2_74"><text:s/></text:span><text:span text:style-name="T2_75">projet</text:span><text:span text:style-name="T2_76"><text:s/></text:span><text:span text:style-name="T2_77">ClaroNext</text:span><text:span text:style-name="T2_78"><text:s/></text:span><text:span text:style-name="T2_79">mais</text:span><text:span text:style-name="T2_80"><text:s/></text:span><text:span text:style-name="T2_81">de</text:span><text:span text:style-name="T2_82"><text:s/></text:span><text:span text:style-name="T2_83">mettre</text:span><text:span text:style-name="T2_84"><text:s/></text:span><text:span text:style-name="T2_85">l</text:span><text:span text:style-name="T2_86">’</text:span><text:span text:style-name="T2_87">accent</text:span><text:span text:style-name="T2_88"><text:s/></text:span><text:span text:style-name="T2_89">sur</text:span><text:span text:style-name="T2_90"><text:s/></text:span><text:span text:style-name="T2_91">les</text:span><text:span text:style-name="T2_92"><text:s/></text:span><text:span text:style-name="T2_93">nouveautés</text:span><text:span text:style-name="T2_94"><text:s/></text:span><text:span text:style-name="T2_95">par</text:span><text:span text:style-name="T2_96"><text:s/></text:span><text:span text:style-name="T2_97">rapport</text:span><text:span text:style-name="T2_98"><text:s/></text:span><text:span text:style-name="T2_99">à</text:span><text:span text:style-name="T2_100"><text:s/></text:span><text:span text:style-name="T2_101">la</text:span><text:span text:style-name="T2_102"><text:s/></text:span><text:span text:style-name="T2_103">version</text:span><text:span text:style-name="T2_104"><text:s/></text:span><text:span text:style-name="T2_105">actuelle</text:span><text:span text:style-name="T2_106"><text:s/></text:span><text:span text:style-name="T2_107">de</text:span><text:span text:style-name="T2_108"><text:s/></text:span><text:span text:style-name="T2_109">Claroline</text:span><text:span text:style-name="T2_110">.</text:span></text:p>
      <text:p text:style-name="P3"><text:span text:style-name="T3_1">Des</text:span><text:span text:style-name="T3_2"><text:s/></text:span><text:span text:style-name="T3_3">contextes</text:span><text:span text:style-name="T3_4"><text:s/></text:span><text:span text:style-name="T3_5">d</text:span><text:span text:style-name="T3_6">’</text:span><text:span text:style-name="T3_7">activités</text:span><text:span text:style-name="T3_8"><text:s/></text:span><text:span text:style-name="T3_9">variés</text:span></text:p>
      <text:p text:style-name="P4"><text:span text:style-name="T4_1">La</text:span><text:span text:style-name="T4_2"><text:s/></text:span><text:span text:style-name="T4_3">plateforme</text:span><text:span text:style-name="T4_4"><text:s/></text:span><text:span text:style-name="T4_5">s</text:span><text:span text:style-name="T4_6">’</text:span><text:span text:style-name="T4_7">utilise</text:span><text:span text:style-name="T4_8"><text:s/></text:span><text:span text:style-name="T4_9">dans</text:span><text:span text:style-name="T4_10"><text:s/></text:span><text:span text:style-name="T4_11">de</text:span><text:span text:style-name="T4_12"><text:s/></text:span><text:span text:style-name="T4_13">nombreux</text:span><text:span text:style-name="T4_14"><text:s/></text:span><text:span text:style-name="T4_15">contextes</text:span><text:span text:style-name="T4_16">,<text:s/></text:span><text:span text:style-name="T4_17">l</text:span><text:span text:style-name="T4_18">’</text:span><text:span text:style-name="T4_19">espace</text:span><text:span text:style-name="T4_20"><text:s/></text:span><text:span text:style-name="T4_21">d</text:span><text:span text:style-name="T4_22">’</text:span><text:span text:style-name="T4_23">activité</text:span><text:span text:style-name="T4_24"><text:s/></text:span><text:span text:style-name="T4_25">permet</text:span><text:span text:style-name="T4_26"><text:s/></text:span><text:span text:style-name="T4_27">de</text:span><text:span text:style-name="T4_28"><text:s/></text:span><text:span text:style-name="T4_29">baliser</text:span><text:span text:style-name="T4_30"><text:s/></text:span><text:span text:style-name="T4_31">ce</text:span><text:span text:style-name="T4_32"><text:s/></text:span><text:span text:style-name="T4_33">contexte</text:span><text:span text:style-name="T4_34"> ;<text:s/></text:span><text:span text:style-name="T4_35">espace</text:span><text:span text:style-name="T4_36"><text:s/></text:span><text:span text:style-name="T4_37">de</text:span><text:span text:style-name="T4_38"><text:s/></text:span><text:span text:style-name="T4_39">cours</text:span><text:span text:style-name="T4_40">,<text:s/></text:span><text:span text:style-name="T4_41">espace</text:span><text:span text:style-name="T4_42"><text:s/></text:span><text:span text:style-name="T4_43">de</text:span><text:span text:style-name="T4_44"><text:s/></text:span><text:span text:style-name="T4_45">collaboration</text:span><text:span text:style-name="T4_46">,<text:s/></text:span><text:span text:style-name="T4_47">espace</text:span><text:span text:style-name="T4_48"><text:s/></text:span><text:span text:style-name="T4_49">de</text:span><text:span text:style-name="T4_50"><text:s/></text:span><text:span text:style-name="T4_51">publication</text:span><text:span text:style-name="T4_52">,…<text:s/></text:span><text:span text:style-name="T4_53">Le</text:span><text:span text:style-name="T4_54"><text:s/></text:span><text:span text:style-name="T4_55">type</text:span><text:span text:style-name="T4_56"><text:s/></text:span><text:span text:style-name="T4_57">d</text:span><text:span text:style-name="T4_58">’</text:span><text:span text:style-name="T4_59">espace</text:span><text:span text:style-name="T4_60"><text:s/></text:span><text:span text:style-name="T4_61">permet</text:span><text:span text:style-name="T4_62"><text:s/></text:span><text:span text:style-name="T4_63">de</text:span><text:span text:style-name="T4_64"><text:s/></text:span><text:span text:style-name="T4_65">préconfigurer</text:span><text:span text:style-name="T4_66"><text:s/>(</text:span><text:span text:style-name="T4_67">fonctionnalités</text:span><text:span text:style-name="T4_68">,<text:s/></text:span><text:span text:style-name="T4_69">vocabulaire</text:span><text:span text:style-name="T4_70">,<text:s/></text:span><text:span text:style-name="T4_71">présentation</text:span><text:span text:style-name="T4_72">)<text:s/></text:span><text:span text:style-name="T4_73">celui</text:span><text:span text:style-name="T4_74">-</text:span><text:span text:style-name="T4_75">ci</text:span><text:span text:style-name="T4_76"><text:s/></text:span><text:span text:style-name="T4_77">en</text:span><text:span text:style-name="T4_78"><text:s/></text:span><text:span text:style-name="T4_79">fonction</text:span><text:span text:style-name="T4_80"><text:s/></text:span><text:span text:style-name="T4_81">de</text:span><text:span text:style-name="T4_82"><text:s/></text:span><text:span text:style-name="T4_83">son</text:span><text:span text:style-name="T4_84"><text:s/></text:span><text:span text:style-name="T4_85">utilisation</text:span><text:span text:style-name="T4_86">.</text:span></text:p>
      <text:p text:style-name="P5"><text:span text:style-name="T5_1">L</text:span><text:span text:style-name="T5_2">’</text:span><text:span text:style-name="T5_3">espace</text:span><text:span text:style-name="T5_4"><text:s/></text:span><text:span text:style-name="T5_5">regroupe</text:span><text:span text:style-name="T5_6"><text:s/></text:span><text:span text:style-name="T5_7">un</text:span><text:span text:style-name="T5_8"><text:s/></text:span><text:span text:style-name="T5_9">ensemble</text:span><text:span text:style-name="T5_10"><text:s/></text:span><text:span text:style-name="T5_11">d</text:span><text:span text:style-name="T5_12">’</text:span><text:span text:style-name="T5_13">utilisateurs</text:span><text:span text:style-name="T5_14"><text:s/></text:span><text:span text:style-name="T5_15">ayant</text:span><text:span text:style-name="T5_16"><text:s/></text:span><text:span text:style-name="T5_17">des</text:span><text:span text:style-name="T5_18"><text:s/></text:span><text:span text:style-name="T5_19">droits</text:span><text:span text:style-name="T5_20"><text:s/></text:span><text:span text:style-name="T5_21">par</text:span><text:span text:style-name="T5_22"><text:s/></text:span><text:span text:style-name="T5_23">profils</text:span><text:span text:style-name="T5_24"><text:s/></text:span><text:span text:style-name="T5_25">ou</text:span><text:span text:style-name="T5_26"><text:s/></text:span><text:span text:style-name="T5_27">spécifiques</text:span><text:span text:style-name="T5_28">.</text:span></text:p>
      <text:p text:style-name="P6"><text:span text:style-name="T6_1">L</text:span><text:span text:style-name="T6_2">’</text:span><text:span text:style-name="T6_3">espace</text:span><text:span text:style-name="T6_4"><text:s/></text:span><text:span text:style-name="T6_5">permet</text:span><text:span text:style-name="T6_6"><text:s/></text:span><text:span text:style-name="T6_7">l</text:span><text:span text:style-name="T6_8">’</text:span><text:span text:style-name="T6_9">accès</text:span><text:span text:style-name="T6_10"><text:s/></text:span><text:span text:style-name="T6_11">et</text:span><text:span text:style-name="T6_12"><text:s/></text:span><text:span text:style-name="T6_13">la</text:span><text:span text:style-name="T6_14"><text:s/></text:span><text:span text:style-name="T6_15">gestion</text:span><text:span text:style-name="T6_16"><text:s/></text:span><text:span text:style-name="T6_17">des</text:span><text:span text:style-name="T6_18"><text:s/></text:span><text:span text:style-name="T6_19">ressources</text:span><text:span text:style-name="T6_20">.<text:s text:c="2"/></text:span></text:p>
      <text:p text:style-name="P7"><text:span text:style-name="T7_1">Une</text:span><text:span text:style-name="T7_2"><text:s/></text:span><text:span text:style-name="T7_3">activité</text:span><text:span text:style-name="T7_4"><text:s/></text:span><text:span text:style-name="T7_5">est</text:span><text:span text:style-name="T7_6"><text:s/></text:span><text:span text:style-name="T7_7">une</text:span><text:span text:style-name="T7_8"><text:s/></text:span><text:span text:style-name="T7_9">ressource</text:span><text:span text:style-name="T7_10"><text:s/></text:span><text:span text:style-name="T7_11">particulière</text:span><text:span text:style-name="T7_12">,<text:s/></text:span><text:span text:style-name="T7_13">elle</text:span><text:span text:style-name="T7_14"><text:s/></text:span><text:span text:style-name="T7_15">constituée</text:span><text:span text:style-name="T7_16"><text:s/></text:span><text:span text:style-name="T7_17">d</text:span><text:span text:style-name="T7_18">’</text:span><text:span text:style-name="T7_19">une</text:span><text:span text:style-name="T7_20"><text:s/></text:span><text:span text:style-name="T7_21">description</text:span><text:span text:style-name="T7_22"><text:s/></text:span><text:span text:style-name="T7_23">et</text:span><text:span text:style-name="T7_24"><text:s/></text:span><text:span text:style-name="T7_25">éventuellement</text:span><text:span text:style-name="T7_26"><text:s/></text:span><text:span text:style-name="T7_27">des</text:span><text:span text:style-name="T7_28"><text:s/></text:span><text:span text:style-name="T7_29">ressources</text:span><text:span text:style-name="T7_30"><text:s/></text:span><text:span text:style-name="T7_31">associées</text:span><text:span text:style-name="T7_32">,<text:s/></text:span><text:span text:style-name="T7_33">de</text:span><text:span text:style-name="T7_34"><text:s/></text:span><text:span text:style-name="T7_35">dates</text:span><text:span text:style-name="T7_36"><text:s/>(</text:span><text:span text:style-name="T7_37">date</text:span><text:span text:style-name="T7_38"><text:s/></text:span><text:span text:style-name="T7_39">de</text:span><text:span text:style-name="T7_40"><text:s/></text:span><text:span text:style-name="T7_41">publication</text:span><text:span text:style-name="T7_42">,<text:s/></text:span><text:span text:style-name="T7_43">date</text:span><text:span text:style-name="T7_44"><text:s/></text:span><text:span text:style-name="T7_45">limite</text:span><text:span text:style-name="T7_46">)<text:s/></text:span><text:span text:style-name="T7_47">qui</text:span><text:span text:style-name="T7_48"><text:s/></text:span><text:span text:style-name="T7_49">balisent</text:span><text:span text:style-name="T7_50"><text:s/></text:span><text:span text:style-name="T7_51">cette</text:span><text:span text:style-name="T7_52"><text:s/></text:span><text:span text:style-name="T7_53">activité</text:span><text:span text:style-name="T7_54">,<text:s/></text:span><text:span text:style-name="T7_55">d</text:span><text:span text:style-name="T7_56">’</text:span><text:span text:style-name="T7_57">éléments</text:span><text:span text:style-name="T7_58"><text:s/></text:span><text:span text:style-name="T7_59">d</text:span><text:span text:style-name="T7_60">’</text:span><text:span text:style-name="T7_61">évaluation</text:span><text:span text:style-name="T7_62">.<text:s text:c="2"/></text:span><text:span text:style-name="T7_63">L</text:span><text:span text:style-name="T7_64">’</text:span><text:span text:style-name="T7_65">activité</text:span><text:span text:style-name="T7_66"><text:s/></text:span><text:span text:style-name="T7_67">peut</text:span><text:span text:style-name="T7_68"><text:s/></text:span><text:span text:style-name="T7_69">être</text:span><text:span text:style-name="T7_70"><text:s/></text:span><text:span text:style-name="T7_71">liée</text:span><text:span text:style-name="T7_72"><text:s/></text:span><text:span text:style-name="T7_73">à</text:span><text:span text:style-name="T7_74"><text:s/></text:span><text:span text:style-name="T7_75">un</text:span><text:span text:style-name="T7_76"><text:s/></text:span><text:span text:style-name="T7_77">référentiel</text:span><text:span text:style-name="T7_78"><text:s/></text:span><text:span text:style-name="T7_79">de</text:span><text:span text:style-name="T7_80"><text:s/></text:span><text:span text:style-name="T7_81">compétences</text:span><text:span text:style-name="T7_82">.<text:s text:c="2"/></text:span><text:span text:style-name="T7_83">Les</text:span><text:span text:style-name="T7_84"><text:s/></text:span><text:span text:style-name="T7_85">activités</text:span><text:span text:style-name="T7_86"><text:s/></text:span><text:span text:style-name="T7_87">sont</text:span><text:span text:style-name="T7_88"><text:s/></text:span><text:span text:style-name="T7_89">publiées</text:span><text:span text:style-name="T7_90"><text:s/></text:span><text:span text:style-name="T7_91">de</text:span><text:span text:style-name="T7_92"><text:s/></text:span><text:span text:style-name="T7_93">manière</text:span><text:span text:style-name="T7_94"><text:s/></text:span><text:span text:style-name="T7_95">séquentielle</text:span><text:span text:style-name="T7_96">.<text:s text:c="2"/></text:span><text:span text:style-name="T7_97">Un</text:span><text:span text:style-name="T7_98"><text:s/></text:span><text:span text:style-name="T7_99">outil</text:span><text:span text:style-name="T7_100"><text:s/></text:span><text:span text:style-name="T7_101">parcours</text:span><text:span text:style-name="T7_102"><text:s/></text:span><text:span text:style-name="T7_103">permet</text:span><text:span text:style-name="T7_104"><text:s/></text:span><text:span text:style-name="T7_105">une</text:span><text:span text:style-name="T7_106"><text:s/></text:span><text:span text:style-name="T7_107">navigation</text:span><text:span text:style-name="T7_108"><text:s/></text:span><text:span text:style-name="T7_109">arborescente</text:span><text:span text:style-name="T7_110"><text:s/></text:span><text:span text:style-name="T7_111">et</text:span><text:span text:style-name="T7_112"><text:s/></text:span><text:span text:style-name="T7_113">conditionnée</text:span><text:span text:style-name="T7_114">.</text:span></text:p>
      <text:p text:style-name="P8"><text:span text:style-name="T8_1">Centré</text:span><text:span text:style-name="T8_2"><text:s/></text:span><text:span text:style-name="T8_3">sur</text:span><text:span text:style-name="T8_4"><text:s/></text:span><text:span text:style-name="T8_5">l</text:span><text:span text:style-name="T8_6">’</text:span><text:span text:style-name="T8_7">utilisateur</text:span></text:p>
      <text:p text:style-name="P9"><text:span text:style-name="T9_1">L</text:span><text:span text:style-name="T9_2">’</text:span><text:span text:style-name="T9_3">utilisateur</text:span><text:span text:style-name="T9_4"><text:s/></text:span><text:span text:style-name="T9_5">gère</text:span><text:span text:style-name="T9_6"><text:s/></text:span><text:span text:style-name="T9_7">son</text:span><text:span text:style-name="T9_8"><text:s/></text:span><text:span text:style-name="T9_9">travail</text:span><text:span text:style-name="T9_10"><text:s/></text:span><text:span text:style-name="T9_11">comme</text:span><text:span text:style-name="T9_12"><text:s/></text:span><text:span text:style-name="T9_13">il</text:span><text:span text:style-name="T9_14"><text:s/></text:span><text:span text:style-name="T9_15">l</text:span><text:span text:style-name="T9_16">’</text:span><text:span text:style-name="T9_17">entend</text:span><text:span text:style-name="T9_18">,<text:s/></text:span><text:span text:style-name="T9_19">il</text:span><text:span text:style-name="T9_20"><text:s/></text:span><text:span text:style-name="T9_21">dispose</text:span><text:span text:style-name="T9_22"><text:s/></text:span><text:span text:style-name="T9_23">d</text:span><text:span text:style-name="T9_24">’</text:span><text:span text:style-name="T9_25">un</text:span><text:span text:style-name="T9_26"><text:s/></text:span><text:span text:style-name="T9_27">bureau</text:span><text:span text:style-name="T9_28"><text:s/></text:span><text:span text:style-name="T9_29">qu</text:span><text:span text:style-name="T9_30">’</text:span><text:span text:style-name="T9_31">il</text:span><text:span text:style-name="T9_32"><text:s/></text:span><text:span text:style-name="T9_33">peut</text:span><text:span text:style-name="T9_34"><text:s/></text:span><text:span text:style-name="T9_35">configurer</text:span><text:span text:style-name="T9_36"><text:s/></text:span><text:span text:style-name="T9_37">à</text:span><text:span text:style-name="T9_38"><text:s/></text:span><text:span text:style-name="T9_39">sa</text:span><text:span text:style-name="T9_40"><text:s/></text:span><text:span text:style-name="T9_41">guise</text:span><text:span text:style-name="T9_42"><text:s/></text:span><text:span text:style-name="T9_43">mais</text:span><text:span text:style-name="T9_44"><text:s/></text:span><text:span text:style-name="T9_45">dans</text:span><text:span text:style-name="T9_46"><text:s/></text:span><text:span text:style-name="T9_47">les</text:span><text:span text:style-name="T9_48"><text:s/></text:span><text:span text:style-name="T9_49">limites</text:span><text:span text:style-name="T9_50"><text:s/></text:span><text:span text:style-name="T9_51">du</text:span><text:span text:style-name="T9_52"><text:s/></text:span><text:span text:style-name="T9_53">cadre</text:span><text:span text:style-name="T9_54"><text:s/></text:span><text:span text:style-name="T9_55">défini</text:span><text:span text:style-name="T9_56"><text:s/></text:span><text:span text:style-name="T9_57">par</text:span><text:span text:style-name="T9_58"><text:s/></text:span><text:span text:style-name="T9_59">l</text:span><text:span text:style-name="T9_60">’</text:span><text:span text:style-name="T9_61">institution</text:span><text:span text:style-name="T9_62">.<text:s text:c="2"/></text:span></text:p>
      <text:p text:style-name="P10"><text:span text:style-name="T10_1">Le</text:span><text:span text:style-name="T10_2"><text:s/></text:span><text:span text:style-name="T10_3">bureau</text:span><text:span text:style-name="T10_4"><text:s/></text:span><text:span text:style-name="T10_5">permet</text:span><text:span text:style-name="T10_6"><text:s/></text:span><text:span text:style-name="T10_7">de</text:span><text:span text:style-name="T10_8"><text:s/></text:span><text:span text:style-name="T10_9">suivre</text:span><text:span text:style-name="T10_10"><text:s/></text:span><text:span text:style-name="T10_11">les</text:span><text:span text:style-name="T10_12"><text:s/></text:span><text:span text:style-name="T10_13">activités</text:span><text:span text:style-name="T10_14"><text:s/></text:span><text:span text:style-name="T10_15">de</text:span><text:span text:style-name="T10_16"><text:s/></text:span><text:span text:style-name="T10_17">tous</text:span><text:span text:style-name="T10_18"><text:s/></text:span><text:span text:style-name="T10_19">les</text:span><text:span text:style-name="T10_20"><text:s/></text:span><text:span text:style-name="T10_21">espaces</text:span><text:span text:style-name="T10_22"><text:s/></text:span><text:span text:style-name="T10_23">auxquels</text:span><text:span text:style-name="T10_24"><text:s/></text:span><text:span text:style-name="T10_25">il</text:span><text:span text:style-name="T10_26"><text:s/></text:span><text:span text:style-name="T10_27">appartient</text:span><text:span text:style-name="T10_28"><text:s/></text:span><text:span text:style-name="T10_29">et</text:span><text:span text:style-name="T10_30"><text:s/></text:span><text:span text:style-name="T10_31">d</text:span><text:span text:style-name="T10_32">’</text:span><text:span text:style-name="T10_33">organiser</text:span><text:span text:style-name="T10_34"><text:s/></text:span><text:span text:style-name="T10_35">son</text:span><text:span text:style-name="T10_36"><text:s/></text:span><text:span text:style-name="T10_37">travail</text:span><text:span text:style-name="T10_38">.</text:span></text:p>
      <text:p text:style-name="P11"><text:span text:style-name="T11_1">Pour</text:span><text:span text:style-name="T11_2"><text:s/></text:span><text:span text:style-name="T11_3">cela</text:span><text:span text:style-name="T11_4">,<text:s/></text:span><text:span text:style-name="T11_5">il</text:span><text:span text:style-name="T11_6"><text:s/></text:span><text:span text:style-name="T11_7">dispose</text:span><text:span text:style-name="T11_8"><text:s/></text:span><text:span text:style-name="T11_9">d</text:span><text:span text:style-name="T11_10">’</text:span><text:span text:style-name="T11_11">onglets</text:span><text:span text:style-name="T11_12">,<text:s/></text:span><text:span text:style-name="T11_13">chaque</text:span><text:span text:style-name="T11_14"><text:s/></text:span><text:span text:style-name="T11_15">onglet</text:span><text:span text:style-name="T11_16"><text:s/></text:span><text:span text:style-name="T11_17">affiche</text:span><text:span text:style-name="T11_18"><text:s/></text:span><text:span text:style-name="T11_19">un</text:span><text:span text:style-name="T11_20"><text:s/></text:span><text:span text:style-name="T11_21">ensemble</text:span><text:span text:style-name="T11_22"><text:s/></text:span><text:span text:style-name="T11_23">de</text:span><text:span text:style-name="T11_24"><text:s/></text:span><text:span text:style-name="T11_25">widgets</text:span><text:span text:style-name="T11_26">.<text:s text:c="2"/></text:span><text:span text:style-name="T11_27">Les</text:span><text:span text:style-name="T11_28"><text:s/></text:span><text:span text:style-name="T11_29">widgets</text:span><text:span text:style-name="T11_30"><text:s/></text:span><text:span text:style-name="T11_31">sont</text:span><text:span text:style-name="T11_32"><text:s/></text:span><text:span text:style-name="T11_33">destinés</text:span><text:span text:style-name="T11_34"><text:s/></text:span><text:span text:style-name="T11_35">à</text:span><text:span text:style-name="T11_36"><text:s/></text:span><text:span text:style-name="T11_37">afficher</text:span><text:span text:style-name="T11_38"><text:s/></text:span><text:span text:style-name="T11_39">certaines</text:span><text:span text:style-name="T11_40"><text:s/></text:span><text:span text:style-name="T11_41">informations</text:span><text:span text:style-name="T11_42"><text:s/></text:span><text:span text:style-name="T11_43">comme</text:span><text:span text:style-name="T11_44"><text:s/></text:span><text:span text:style-name="T11_45">les</text:span><text:span text:style-name="T11_46"><text:s/></text:span><text:span text:style-name="T11_47">annonces</text:span><text:span text:style-name="T11_48">,<text:s/></text:span><text:span text:style-name="T11_49">les</text:span><text:span text:style-name="T11_50"><text:s/></text:span><text:span text:style-name="T11_51">activités</text:span><text:span text:style-name="T11_52"><text:s/></text:span><text:span text:style-name="T11_53">à</text:span><text:span text:style-name="T11_54"><text:s/></text:span><text:span text:style-name="T11_55">réaliser</text:span><text:span text:style-name="T11_56">,<text:s/></text:span><text:span text:style-name="T11_57">les</text:span><text:span text:style-name="T11_58"><text:s/></text:span><text:span text:style-name="T11_59">messages</text:span><text:span text:style-name="T11_60"><text:s/></text:span><text:span text:style-name="T11_61">non</text:span><text:span text:style-name="T11_62"><text:s/></text:span><text:span text:style-name="T11_63">lus</text:span><text:span text:style-name="T11_64">,<text:s/></text:span><text:span text:style-name="T11_65">les</text:span><text:span text:style-name="T11_66"><text:s/></text:span><text:span text:style-name="T11_67">nouvelles</text:span><text:span text:style-name="T11_68"><text:s/></text:span><text:span text:style-name="T11_69">ressources</text:span><text:span text:style-name="T11_70"><text:s/>…<text:s text:c="2"/></text:span><text:span text:style-name="T11_71">A</text:span><text:span text:style-name="T11_72"><text:s/></text:span><text:span text:style-name="T11_73">partir</text:span><text:span text:style-name="T11_74"><text:s/></text:span><text:span text:style-name="T11_75">des</text:span><text:span text:style-name="T11_76"><text:s/></text:span><text:span text:style-name="T11_77">widgets</text:span><text:span text:style-name="T11_78">,<text:s/></text:span><text:span text:style-name="T11_79">l</text:span><text:span text:style-name="T11_80">’</text:span><text:span text:style-name="T11_81">utilisateur</text:span><text:span text:style-name="T11_82"><text:s/></text:span><text:span text:style-name="T11_83">peut</text:span><text:span text:style-name="T11_84"><text:s/></text:span><text:span text:style-name="T11_85">accéder</text:span><text:span text:style-name="T11_86"><text:s/></text:span><text:span text:style-name="T11_87">à</text:span><text:span text:style-name="T11_88"><text:s/></text:span><text:span text:style-name="T11_89">l</text:span><text:span text:style-name="T11_90">’</text:span><text:span text:style-name="T11_91">intégralité</text:span><text:span text:style-name="T11_92"><text:s/></text:span><text:span text:style-name="T11_93">d</text:span><text:span text:style-name="T11_94">’</text:span><text:span text:style-name="T11_95">une</text:span><text:span text:style-name="T11_96"><text:s/></text:span><text:span text:style-name="T11_97">ressource</text:span><text:span text:style-name="T11_98"><text:s/></text:span><text:span text:style-name="T11_99">et</text:span><text:span text:style-name="T11_100"><text:s/></text:span><text:span text:style-name="T11_101">des</text:span><text:span text:style-name="T11_102"><text:s/></text:span><text:span text:style-name="T11_103">fonctionnalités</text:span><text:span text:style-name="T11_104"><text:s/></text:span><text:span text:style-name="T11_105">associées</text:span><text:span text:style-name="T11_106">.<text:s text:c="2"/></text:span><text:span text:style-name="T11_107">A</text:span><text:span text:style-name="T11_108"><text:s/></text:span><text:span text:style-name="T11_109">partir</text:span><text:span text:style-name="T11_110"><text:s/></text:span><text:span text:style-name="T11_111">de</text:span><text:span text:style-name="T11_112"><text:s/></text:span><text:span text:style-name="T11_113">là</text:span><text:span text:style-name="T11_114">,<text:s/></text:span><text:span text:style-name="T11_115">il</text:span><text:span text:style-name="T11_116"><text:s/></text:span><text:span text:style-name="T11_117">peut</text:span><text:span text:style-name="T11_118"><text:s/></text:span><text:span text:style-name="T11_119">accéder</text:span><text:span text:style-name="T11_120"><text:s/></text:span><text:span text:style-name="T11_121">à</text:span><text:span text:style-name="T11_122"><text:s/></text:span><text:span text:style-name="T11_123">d</text:span><text:span text:style-name="T11_124">’</text:span><text:span text:style-name="T11_125">autres</text:span><text:span text:style-name="T11_126"><text:s/></text:span><text:span text:style-name="T11_127">ressources</text:span><text:span text:style-name="T11_128"><text:s/></text:span><text:span text:style-name="T11_129">du</text:span><text:span text:style-name="T11_130"><text:s/></text:span><text:span text:style-name="T11_131">même</text:span><text:span text:style-name="T11_132"><text:s/></text:span><text:span text:style-name="T11_133">type</text:span><text:span text:style-name="T11_134"><text:s/></text:span><text:span text:style-name="T11_135">par</text:span><text:span text:style-name="T11_136"><text:s/></text:span><text:span text:style-name="T11_137">l</text:span><text:span text:style-name="T11_138">’</text:span><text:span text:style-name="T11_139">intermédiaire</text:span><text:span text:style-name="T11_140"><text:s/></text:span><text:span text:style-name="T11_141">des</text:span><text:span text:style-name="T11_142"><text:s/></text:span><text:span text:style-name="T11_143">possibilités</text:span><text:span text:style-name="T11_144"><text:s/></text:span><text:span text:style-name="T11_145">de</text:span><text:span text:style-name="T11_146"><text:s/></text:span><text:span text:style-name="T11_147">recherche</text:span><text:span text:style-name="T11_148"><text:s/></text:span><text:span text:style-name="T11_149">et</text:span><text:span text:style-name="T11_150"><text:s/></text:span><text:span text:style-name="T11_151">de</text:span><text:span text:style-name="T11_152"><text:s/></text:span><text:span text:style-name="T11_153">filtrage</text:span><text:span text:style-name="T11_154"><text:s/></text:span><text:span text:style-name="T11_155">disponibles</text:span><text:span text:style-name="T11_156">.</text:span></text:p>
      <text:p text:style-name="P12"><text:span text:style-name="T12_1">L</text:span><text:span text:style-name="T12_2">’</text:span><text:span text:style-name="T12_3">utilisateur</text:span><text:span text:style-name="T12_4"><text:s/></text:span><text:span text:style-name="T12_5">dispose</text:span><text:span text:style-name="T12_6"><text:s/></text:span><text:span text:style-name="T12_7">d</text:span><text:span text:style-name="T12_8">‘</text:span><text:span text:style-name="T12_9">un</text:span><text:span text:style-name="T12_10"><text:s/></text:span><text:span text:style-name="T12_11">espace</text:span><text:span text:style-name="T12_12"><text:s/></text:span><text:span text:style-name="T12_13">personnel</text:span><text:span text:style-name="T12_14"><text:s/></text:span><text:span text:style-name="T12_15">où</text:span><text:span text:style-name="T12_16"><text:s/></text:span><text:span text:style-name="T12_17">il</text:span><text:span text:style-name="T12_18"><text:s/></text:span><text:span text:style-name="T12_19">peut</text:span><text:span text:style-name="T12_20"><text:s/></text:span><text:span text:style-name="T12_21">créer</text:span><text:span text:style-name="T12_22"><text:s/></text:span><text:span text:style-name="T12_23">ou</text:span><text:span text:style-name="T12_24"><text:s/></text:span><text:span text:style-name="T12_25">stocker</text:span><text:span text:style-name="T12_26"><text:s/></text:span><text:span text:style-name="T12_27">les</text:span><text:span text:style-name="T12_28"><text:s/></text:span><text:span text:style-name="T12_29">ressources</text:span><text:span text:style-name="T12_30"><text:s/></text:span><text:span text:style-name="T12_31">qu</text:span><text:span text:style-name="T12_32">’</text:span><text:span text:style-name="T12_33">il</text:span><text:span text:style-name="T12_34"><text:s/></text:span><text:span text:style-name="T12_35">souhaite</text:span><text:span text:style-name="T12_36">,<text:s/></text:span><text:span text:style-name="T12_37">compléter</text:span><text:span text:style-name="T12_38"><text:s/></text:span><text:span text:style-name="T12_39">son</text:span><text:span text:style-name="T12_40"><text:s/></text:span><text:span text:style-name="T12_41">agenda</text:span><text:span text:style-name="T12_42">,<text:s/></text:span><text:span text:style-name="T12_43">envoyer</text:span><text:span text:style-name="T12_44"><text:s/></text:span><text:span text:style-name="T12_45">des</text:span><text:span text:style-name="T12_46"><text:s/></text:span><text:span text:style-name="T12_47">messages</text:span><text:span text:style-name="T12_48">,...<text:s text:c="2"/></text:span></text:p>
      <text:p text:style-name="P13"><text:span text:style-name="T13_1">L</text:span><text:span text:style-name="T13_2">’</text:span><text:span text:style-name="T13_3">utilisateur</text:span><text:span text:style-name="T13_4"><text:s/></text:span><text:span text:style-name="T13_5">peut</text:span><text:span text:style-name="T13_6"><text:s/></text:span><text:span text:style-name="T13_7">également</text:span><text:span text:style-name="T13_8"><text:s/></text:span><text:span text:style-name="T13_9">disposer</text:span><text:span text:style-name="T13_10"><text:s/></text:span><text:span text:style-name="T13_11">d</text:span><text:span text:style-name="T13_12">’</text:span><text:span text:style-name="T13_13">un</text:span><text:span text:style-name="T13_14"><text:s/></text:span><text:span text:style-name="T13_15">espace</text:span><text:span text:style-name="T13_16"><text:s/></text:span><text:span text:style-name="T13_17">portfolio</text:span><text:span text:style-name="T13_18"><text:s/></text:span><text:span text:style-name="T13_19">destiné</text:span><text:span text:style-name="T13_20"><text:s/></text:span><text:span text:style-name="T13_21">à</text:span><text:span text:style-name="T13_22"><text:s/></text:span><text:span text:style-name="T13_23">publier</text:span><text:span text:style-name="T13_24"><text:s/></text:span><text:span text:style-name="T13_25">des</text:span><text:span text:style-name="T13_26"><text:s/></text:span><text:span text:style-name="T13_27">informations</text:span><text:span text:style-name="T13_28"><text:s/></text:span><text:span text:style-name="T13_29">concernant</text:span><text:span text:style-name="T13_30"><text:s/></text:span><text:span text:style-name="T13_31">ses</text:span><text:span text:style-name="T13_32"><text:s/></text:span><text:span text:style-name="T13_33">apprentissages</text:span><text:span text:style-name="T13_34">,<text:s/></text:span><text:span text:style-name="T13_35">ses</text:span><text:span text:style-name="T13_36"><text:s/></text:span><text:span text:style-name="T13_37">compétences</text:span><text:span text:style-name="T13_38">.<text:s text:c="2"/></text:span><text:span text:style-name="T13_39">Les</text:span><text:span text:style-name="T13_40"><text:s/></text:span><text:span text:style-name="T13_41">informations</text:span><text:span text:style-name="T13_42"><text:s/></text:span><text:span text:style-name="T13_43">proviennent</text:span><text:span text:style-name="T13_44"><text:s/></text:span><text:span text:style-name="T13_45">soit</text:span><text:span text:style-name="T13_46"><text:s/></text:span><text:span text:style-name="T13_47">de</text:span><text:span text:style-name="T13_48"><text:s/></text:span><text:span text:style-name="T13_49">l</text:span><text:span text:style-name="T13_50">’</text:span><text:span text:style-name="T13_51">institution</text:span><text:span text:style-name="T13_52"><text:s/></text:span><text:span text:style-name="T13_53">soit</text:span><text:span text:style-name="T13_54"><text:s/></text:span><text:span text:style-name="T13_55">de</text:span><text:span text:style-name="T13_56"><text:s/></text:span><text:span text:style-name="T13_57">sa</text:span><text:span text:style-name="T13_58"><text:s/></text:span><text:span text:style-name="T13_59">propre</text:span><text:span text:style-name="T13_60"><text:s/></text:span><text:span text:style-name="T13_61">initiative</text:span><text:span text:style-name="T13_62"><text:s/></text:span><text:span text:style-name="T13_63">mais</text:span><text:span text:style-name="T13_64"><text:s/></text:span><text:span text:style-name="T13_65">dans</text:span><text:span text:style-name="T13_66"><text:s/></text:span><text:span text:style-name="T13_67">tous</text:span><text:span text:style-name="T13_68"><text:s/></text:span><text:span text:style-name="T13_69">les</text:span><text:span text:style-name="T13_70"><text:s/></text:span><text:span text:style-name="T13_71">cas</text:span><text:span text:style-name="T13_72">,<text:s/></text:span><text:span text:style-name="T13_73">seul</text:span><text:span text:style-name="T13_74"><text:s/></text:span><text:span text:style-name="T13_75">l</text:span><text:span text:style-name="T13_76">’</text:span><text:span text:style-name="T13_77">utilisateur</text:span><text:span text:style-name="T13_78"><text:s text:c="2"/></text:span><text:span text:style-name="T13_79">choisit</text:span><text:span text:style-name="T13_80"><text:s/></text:span><text:span text:style-name="T13_81">ce</text:span><text:span text:style-name="T13_82"><text:s/></text:span><text:span text:style-name="T13_83">qui</text:span><text:span text:style-name="T13_84"><text:s/></text:span><text:span text:style-name="T13_85">sera</text:span><text:span text:style-name="T13_86"><text:s/></text:span><text:span text:style-name="T13_87">publié</text:span><text:span text:style-name="T13_88">.</text:span></text:p>
      <text:p text:style-name="P14"><text:span text:style-name="T14_1">Pour</text:span><text:span text:style-name="T14_2"><text:s/></text:span><text:span text:style-name="T14_3">faciliter</text:span><text:span text:style-name="T14_4"><text:s/></text:span><text:span text:style-name="T14_5">un</text:span><text:span text:style-name="T14_6"><text:s/></text:span><text:span text:style-name="T14_7">accès</text:span><text:span text:style-name="T14_8"><text:s/></text:span><text:span text:style-name="T14_9">rapide</text:span><text:span text:style-name="T14_10"><text:s/></text:span><text:span text:style-name="T14_11">aux</text:span><text:span text:style-name="T14_12"><text:s/></text:span><text:span text:style-name="T14_13">ressources</text:span><text:span text:style-name="T14_14"><text:s/></text:span><text:span text:style-name="T14_15">des</text:span><text:span text:style-name="T14_16"><text:s/></text:span><text:span text:style-name="T14_17">différents</text:span><text:span text:style-name="T14_18"><text:s/></text:span><text:span text:style-name="T14_19">espaces</text:span><text:span text:style-name="T14_20"><text:s/></text:span><text:span text:style-name="T14_21">auxquels</text:span><text:span text:style-name="T14_22"><text:s/></text:span><text:span text:style-name="T14_23">l</text:span><text:span text:style-name="T14_24">’</text:span><text:span text:style-name="T14_25">utilisateur</text:span><text:span text:style-name="T14_26"><text:s/></text:span><text:span text:style-name="T14_27">accède</text:span><text:span text:style-name="T14_28">,<text:s/></text:span><text:span text:style-name="T14_29">il</text:span><text:span text:style-name="T14_30"><text:s/></text:span><text:span text:style-name="T14_31">peut</text:span><text:span text:style-name="T14_32"><text:s/></text:span><text:span text:style-name="T14_33">tagger</text:span><text:span text:style-name="T14_34"><text:s/></text:span><text:span text:style-name="T14_35">une</text:span><text:span text:style-name="T14_36"><text:s/></text:span><text:span text:style-name="T14_37">ressource</text:span><text:span text:style-name="T14_38"><text:s/></text:span><text:span text:style-name="T14_39">comme</text:span><text:span text:style-name="T14_40"><text:s/></text:span><text:span text:style-name="T14_41">favorite</text:span><text:span text:style-name="T14_42"><text:s/></text:span><text:span text:style-name="T14_43">ou</text:span><text:span text:style-name="T14_44"><text:s/></text:span><text:span text:style-name="T14_45">avec</text:span><text:span text:style-name="T14_46"><text:s/></text:span><text:span text:style-name="T14_47">d</text:span><text:span text:style-name="T14_48">’</text:span><text:span text:style-name="T14_49">autres</text:span><text:span text:style-name="T14_50"><text:s/></text:span><text:span text:style-name="T14_51">mots</text:span><text:span text:style-name="T14_52"><text:s/></text:span><text:span text:style-name="T14_53">clés</text:span><text:span text:style-name="T14_54">.<text:s text:c="2"/></text:span><text:span text:style-name="T14_55">Les</text:span><text:span text:style-name="T14_56"><text:s/></text:span><text:span text:style-name="T14_57">widgets</text:span><text:span text:style-name="T14_58"><text:s/></text:span><text:span text:style-name="T14_59">incluent</text:span><text:span text:style-name="T14_60"><text:s/></text:span><text:span text:style-name="T14_61">un</text:span><text:span text:style-name="T14_62"><text:s/></text:span><text:span text:style-name="T14_63">filtrage</text:span><text:span text:style-name="T14_64"><text:s/></text:span><text:span text:style-name="T14_65">rapide</text:span><text:span text:style-name="T14_66"><text:s/></text:span><text:span text:style-name="T14_67">sur</text:span><text:span text:style-name="T14_68"><text:s/></text:span><text:span text:style-name="T14_69">les</text:span><text:span text:style-name="T14_70"><text:s/></text:span><text:span text:style-name="T14_71">favoris</text:span><text:span text:style-name="T14_72">.</text:span></text:p>
      <text:p text:style-name="P15"><text:span text:style-name="T15_1">L</text:span><text:span text:style-name="T15_2">’</text:span><text:span text:style-name="T15_3">utilisateur</text:span><text:span text:style-name="T15_4"><text:s/></text:span><text:span text:style-name="T15_5">peut</text:span><text:span text:style-name="T15_6"><text:s/></text:span><text:span text:style-name="T15_7">ajouter</text:span><text:span text:style-name="T15_8"><text:s/></text:span><text:span text:style-name="T15_9">des</text:span><text:span text:style-name="T15_10"><text:s/></text:span><text:span text:style-name="T15_11">notes</text:span><text:span text:style-name="T15_12"><text:s/></text:span><text:span text:style-name="T15_13">personnelles</text:span><text:span text:style-name="T15_14"><text:s/></text:span><text:span text:style-name="T15_15">aux</text:span><text:span text:style-name="T15_16"><text:s/></text:span><text:span text:style-name="T15_17">différentes</text:span><text:span text:style-name="T15_18"><text:s/></text:span><text:span text:style-name="T15_19">ressources</text:span><text:span text:style-name="T15_20"><text:s/></text:span><text:span text:style-name="T15_21">auxquelles</text:span><text:span text:style-name="T15_22"><text:s/></text:span><text:span text:style-name="T15_23">il</text:span><text:span text:style-name="T15_24"><text:s/></text:span><text:span text:style-name="T15_25">a</text:span><text:span text:style-name="T15_26"><text:s/></text:span><text:span text:style-name="T15_27">accès</text:span><text:span text:style-name="T15_28"><text:s/></text:span><text:span text:style-name="T15_29">et</text:span><text:span text:style-name="T15_30"><text:s/></text:span><text:span text:style-name="T15_31">gérer</text:span><text:span text:style-name="T15_32"><text:s/></text:span><text:span text:style-name="T15_33">ces</text:span><text:span text:style-name="T15_34"><text:s/></text:span><text:span text:style-name="T15_35">notes</text:span><text:span text:style-name="T15_36"><text:s/></text:span><text:span text:style-name="T15_37">dans</text:span><text:span text:style-name="T15_38"><text:s/></text:span><text:span text:style-name="T15_39">son</text:span><text:span text:style-name="T15_40"><text:s/></text:span><text:span text:style-name="T15_41">espace</text:span><text:span text:style-name="T15_42"><text:s/></text:span><text:span text:style-name="T15_43">personnel</text:span><text:span text:style-name="T15_44">.</text:span></text:p>
      <text:p text:style-name="P16"><text:span text:style-name="T16_1">Pilotage</text:span><text:span text:style-name="T16_2"><text:s/></text:span><text:span text:style-name="T16_3">de</text:span><text:span text:style-name="T16_4"><text:s/></text:span><text:span text:style-name="T16_5">l</text:span><text:span text:style-name="T16_6">’</text:span><text:span text:style-name="T16_7">apprentissage</text:span></text:p>
      <text:p text:style-name="P17"><text:span text:style-name="T17_1">A</text:span><text:span text:style-name="T17_2"><text:s/></text:span><text:span text:style-name="T17_3">partir</text:span><text:span text:style-name="T17_4"><text:s/></text:span><text:span text:style-name="T17_5">d</text:span><text:span text:style-name="T17_6">’</text:span><text:span text:style-name="T17_7">un</text:span><text:span text:style-name="T17_8"><text:s/></text:span><text:span text:style-name="T17_9">espace</text:span><text:span text:style-name="T17_10">,<text:s/></text:span><text:span text:style-name="T17_11">le</text:span><text:span text:style-name="T17_12"><text:s/></text:span><text:span text:style-name="T17_13">gestionnaire</text:span><text:span text:style-name="T17_14"><text:s/></text:span><text:span text:style-name="T17_15">peut</text:span><text:span text:style-name="T17_16"><text:s/></text:span><text:span text:style-name="T17_17">cibler</text:span><text:span text:style-name="T17_18"><text:s/></text:span><text:span text:style-name="T17_19">certaines</text:span><text:span text:style-name="T17_20"><text:s/></text:span><text:span text:style-name="T17_21">ressources</text:span><text:span text:style-name="T17_22"><text:s/></text:span><text:span text:style-name="T17_23">pour</text:span><text:span text:style-name="T17_24"><text:s/></text:span><text:span text:style-name="T17_25">des</text:span><text:span text:style-name="T17_26"><text:s/></text:span><text:span text:style-name="T17_27">utilisateurs</text:span><text:span text:style-name="T17_28"><text:s/></text:span><text:span text:style-name="T17_29">particuliers</text:span><text:span text:style-name="T17_30"><text:s/></text:span><text:span text:style-name="T17_31">et</text:span><text:span text:style-name="T17_32"><text:s/></text:span><text:span text:style-name="T17_33">ainsi</text:span><text:span text:style-name="T17_34"><text:s/></text:span><text:span text:style-name="T17_35">individualisé</text:span><text:span text:style-name="T17_36"><text:s/></text:span><text:span text:style-name="T17_37">leurs</text:span><text:span text:style-name="T17_38"><text:s/></text:span><text:span text:style-name="T17_39">apprentissages</text:span><text:span text:style-name="T17_40">.</text:span></text:p>
      <text:p text:style-name="P18"><text:span text:style-name="T18_1">Le</text:span><text:span text:style-name="T18_2"><text:s/></text:span><text:span text:style-name="T18_3">bureau</text:span><text:span text:style-name="T18_4"><text:s/></text:span><text:span text:style-name="T18_5">contient</text:span><text:span text:style-name="T18_6"><text:s/></text:span><text:span text:style-name="T18_7">un</text:span><text:span text:style-name="T18_8"><text:s/></text:span><text:span text:style-name="T18_9">tableau</text:span><text:span text:style-name="T18_10"><text:s/></text:span><text:span text:style-name="T18_11">de</text:span><text:span text:style-name="T18_12"><text:s/></text:span><text:span text:style-name="T18_13">bord</text:span><text:span text:style-name="T18_14"><text:s/></text:span><text:span text:style-name="T18_15">qui</text:span><text:span text:style-name="T18_16"><text:s/></text:span><text:span text:style-name="T18_17">permet</text:span><text:span text:style-name="T18_18"><text:s/></text:span><text:span text:style-name="T18_19">à</text:span><text:span text:style-name="T18_20"><text:s/></text:span><text:span text:style-name="T18_21">l</text:span><text:span text:style-name="T18_22">’</text:span><text:span text:style-name="T18_23">utilisateur</text:span><text:span text:style-name="T18_24"><text:s/></text:span><text:span text:style-name="T18_25">de</text:span><text:span text:style-name="T18_26"><text:s/></text:span><text:span text:style-name="T18_27">visualiser</text:span><text:span text:style-name="T18_28"><text:s/></text:span><text:span text:style-name="T18_29">une</text:span><text:span text:style-name="T18_30"><text:s/></text:span><text:span text:style-name="T18_31">synthèse</text:span><text:span text:style-name="T18_32"><text:s/></text:span><text:span text:style-name="T18_33">de</text:span><text:span text:style-name="T18_34"><text:s/></text:span><text:span text:style-name="T18_35">son</text:span><text:span text:style-name="T18_36"><text:s/></text:span><text:span text:style-name="T18_37">activité</text:span><text:span text:style-name="T18_38">,<text:s/></text:span><text:span text:style-name="T18_39">des</text:span><text:span text:style-name="T18_40"><text:s/></text:span><text:span text:style-name="T18_41">compétences</text:span><text:span text:style-name="T18_42"><text:s/></text:span><text:span text:style-name="T18_43">qu</text:span><text:span text:style-name="T18_44">’</text:span><text:span text:style-name="T18_45">il</text:span><text:span text:style-name="T18_46"><text:s/></text:span><text:span text:style-name="T18_47">met</text:span><text:span text:style-name="T18_48"><text:s/></text:span><text:span text:style-name="T18_49">en</text:span><text:span text:style-name="T18_50"><text:s/></text:span><text:span text:style-name="T18_51">œuvre</text:span><text:span text:style-name="T18_52"><text:s/></text:span><text:span text:style-name="T18_53">et</text:span><text:span text:style-name="T18_54"><text:s/></text:span><text:span text:style-name="T18_55">les</text:span><text:span text:style-name="T18_56"><text:s/></text:span><text:span text:style-name="T18_57">tâches</text:span><text:span text:style-name="T18_58"><text:s/></text:span><text:span text:style-name="T18_59">à</text:span><text:span text:style-name="T18_60"><text:s/></text:span><text:span text:style-name="T18_61">réaliser</text:span><text:span text:style-name="T18_62"><text:s/>(</text:span><text:span text:style-name="T18_63">nombre</text:span><text:span text:style-name="T18_64"><text:s/></text:span><text:span text:style-name="T18_65">d</text:span><text:span text:style-name="T18_66">’</text:span><text:span text:style-name="T18_67">activités</text:span><text:span text:style-name="T18_68"><text:s/></text:span><text:span text:style-name="T18_69">à</text:span><text:span text:style-name="T18_70"><text:s/></text:span><text:span text:style-name="T18_71">faire</text:span><text:span text:style-name="T18_72">,<text:s/></text:span><text:span text:style-name="T18_73">nombre</text:span><text:span text:style-name="T18_74"><text:s/></text:span><text:span text:style-name="T18_75">de</text:span><text:span text:style-name="T18_76"><text:s/></text:span><text:span text:style-name="T18_77">messages</text:span><text:span text:style-name="T18_78"><text:s/></text:span><text:span text:style-name="T18_79">non</text:span><text:span text:style-name="T18_80"><text:s/></text:span><text:span text:style-name="T18_81">lus</text:span><text:span text:style-name="T18_82">,<text:s/>…).</text:span></text:p>
      <text:p text:style-name="P19"><text:span text:style-name="T19_1">Un</text:span><text:span text:style-name="T19_2"><text:s/></text:span><text:span text:style-name="T19_3">outil</text:span><text:span text:style-name="T19_4"><text:s/></text:span><text:span text:style-name="T19_5">de</text:span><text:span text:style-name="T19_6"><text:s/></text:span><text:span text:style-name="T19_7">suivi</text:span><text:span text:style-name="T19_8"><text:s/></text:span><text:span text:style-name="T19_9">dans</text:span><text:span text:style-name="T19_10"><text:s/></text:span><text:span text:style-name="T19_11">l</text:span><text:span text:style-name="T19_12">’</text:span><text:span text:style-name="T19_13">espace</text:span><text:span text:style-name="T19_14"><text:s/></text:span><text:span text:style-name="T19_15">de</text:span><text:span text:style-name="T19_16"><text:s/></text:span><text:span text:style-name="T19_17">cours</text:span><text:span text:style-name="T19_18"><text:s/></text:span><text:span text:style-name="T19_19">permet</text:span><text:span text:style-name="T19_20"><text:s/></text:span><text:span text:style-name="T19_21">au</text:span><text:span text:style-name="T19_22"><text:s/></text:span><text:span text:style-name="T19_23">formateur</text:span><text:span text:style-name="T19_24"><text:s/></text:span><text:span text:style-name="T19_25">d</text:span><text:span text:style-name="T19_26">’</text:span><text:span text:style-name="T19_27">accéder</text:span><text:span text:style-name="T19_28"><text:s/></text:span><text:span text:style-name="T19_29">rapidement</text:span><text:span text:style-name="T19_30"><text:s/></text:span><text:span text:style-name="T19_31">à</text:span><text:span text:style-name="T19_32"><text:s/></text:span><text:span text:style-name="T19_33">une</text:span><text:span text:style-name="T19_34"><text:s/></text:span><text:span text:style-name="T19_35">synthèse</text:span><text:span text:style-name="T19_36"><text:s/></text:span><text:span text:style-name="T19_37">des</text:span><text:span text:style-name="T19_38"><text:s/></text:span><text:span text:style-name="T19_39">actions</text:span><text:span text:style-name="T19_40"><text:s/></text:span><text:span text:style-name="T19_41">réalisées</text:span><text:span text:style-name="T19_42"><text:s/></text:span><text:span text:style-name="T19_43">dans</text:span><text:span text:style-name="T19_44"><text:s/></text:span><text:span text:style-name="T19_45">l</text:span><text:span text:style-name="T19_46">’</text:span><text:span text:style-name="T19_47">espace</text:span><text:span text:style-name="T19_48"><text:s/></text:span><text:span text:style-name="T19_49">par</text:span><text:span text:style-name="T19_50"><text:s/></text:span><text:span text:style-name="T19_51">les</text:span><text:span text:style-name="T19_52"><text:s/></text:span><text:span text:style-name="T19_53">utilisateurs</text:span><text:span text:style-name="T19_54">.<text:s text:c="2"/></text:span><text:span text:style-name="T19_55">Il</text:span><text:span text:style-name="T19_56"><text:s/></text:span><text:span text:style-name="T19_57">peut</text:span><text:span text:style-name="T19_58"><text:s/></text:span><text:span text:style-name="T19_59">ensuite</text:span><text:span text:style-name="T19_60"><text:s/></text:span><text:span text:style-name="T19_61">visualiser</text:span><text:span text:style-name="T19_62"><text:s/></text:span><text:span text:style-name="T19_63">le</text:span><text:span text:style-name="T19_64"><text:s/></text:span><text:span text:style-name="T19_65">détail</text:span><text:span text:style-name="T19_66"><text:s/></text:span><text:span text:style-name="T19_67">des</text:span><text:span text:style-name="T19_68"><text:s/></text:span><text:span text:style-name="T19_69">actions</text:span><text:span text:style-name="T19_70"><text:s/></text:span><text:span text:style-name="T19_71">pour</text:span><text:span text:style-name="T19_72"><text:s/></text:span><text:span text:style-name="T19_73">un</text:span><text:span text:style-name="T19_74"><text:s/></text:span><text:span text:style-name="T19_75">utilisateur</text:span><text:span text:style-name="T19_76"><text:s/></text:span><text:span text:style-name="T19_77">particulier</text:span><text:span text:style-name="T19_78"><text:s/></text:span><text:span text:style-name="T19_79">ou</text:span><text:span text:style-name="T19_80"><text:s/></text:span><text:span text:style-name="T19_81">pour</text:span><text:span text:style-name="T19_82"><text:s/></text:span><text:span text:style-name="T19_83">une</text:span><text:span text:style-name="T19_84"><text:s/></text:span><text:span text:style-name="T19_85">ressource</text:span><text:span text:style-name="T19_86"><text:s/></text:span><text:span text:style-name="T19_87">donnée</text:span><text:span text:style-name="T19_88">.</text:span></text:p>
      <text:p text:style-name="P20"><text:span text:style-name="T20_1">Souplesse</text:span><text:span text:style-name="T20_2"><text:s/></text:span><text:span text:style-name="T20_3">accru</text:span><text:span text:style-name="T20_4"><text:s/></text:span><text:span text:style-name="T20_5">dans</text:span><text:span text:style-name="T20_6"><text:s/></text:span><text:span text:style-name="T20_7">l</text:span><text:span text:style-name="T20_8">’</text:span><text:span text:style-name="T20_9">organisation</text:span><text:span text:style-name="T20_10"><text:s/></text:span><text:span text:style-name="T20_11">des</text:span><text:span text:style-name="T20_12"><text:s/></text:span><text:span text:style-name="T20_13">collaborations</text:span></text:p>
      <text:p text:style-name="P21"><text:span text:style-name="T21_1">Toute</text:span><text:span text:style-name="T21_2"><text:s/></text:span><text:span text:style-name="T21_3">ressource</text:span><text:span text:style-name="T21_4"><text:s/></text:span><text:span text:style-name="T21_5">présente</text:span><text:span text:style-name="T21_6"><text:s/></text:span><text:span text:style-name="T21_7">dans</text:span><text:span text:style-name="T21_8"><text:s/></text:span><text:span text:style-name="T21_9">un</text:span><text:span text:style-name="T21_10"><text:s/></text:span><text:span text:style-name="T21_11">espace</text:span><text:span text:style-name="T21_12"><text:s/></text:span><text:span text:style-name="T21_13">qu</text:span><text:span text:style-name="T21_14">’</text:span><text:span text:style-name="T21_15">il</text:span><text:span text:style-name="T21_16"><text:s/></text:span><text:span text:style-name="T21_17">soit</text:span><text:span text:style-name="T21_18"><text:s/></text:span><text:span text:style-name="T21_19">personnel</text:span><text:span text:style-name="T21_20"><text:s/></text:span><text:span text:style-name="T21_21">ou</text:span><text:span text:style-name="T21_22"><text:s/></text:span><text:span text:style-name="T21_23">pas</text:span><text:span text:style-name="T21_24"><text:s/></text:span><text:span text:style-name="T21_25">peut</text:span><text:span text:style-name="T21_26"><text:s/></text:span><text:span text:style-name="T21_27">être</text:span><text:span text:style-name="T21_28"><text:s/></text:span><text:span text:style-name="T21_29">publiée</text:span><text:span text:style-name="T21_30"><text:s/></text:span><text:span text:style-name="T21_31">dans</text:span><text:span text:style-name="T21_32"><text:s/></text:span><text:span text:style-name="T21_33">un</text:span><text:span text:style-name="T21_34"><text:s/></text:span><text:span text:style-name="T21_35">autre</text:span><text:span text:style-name="T21_36"><text:s/></text:span><text:span text:style-name="T21_37">espace</text:span><text:span text:style-name="T21_38">,<text:s/></text:span><text:span text:style-name="T21_39">si</text:span><text:span text:style-name="T21_40"><text:s/></text:span><text:span text:style-name="T21_41">les</text:span><text:span text:style-name="T21_42"><text:s/></text:span><text:span text:style-name="T21_43">droits</text:span><text:span text:style-name="T21_44"><text:s/></text:span><text:span text:style-name="T21_45">sur</text:span><text:span text:style-name="T21_46"><text:s/></text:span><text:span text:style-name="T21_47">l</text:span><text:span text:style-name="T21_48">’</text:span><text:span text:style-name="T21_49">espace</text:span><text:span text:style-name="T21_50"><text:s/></text:span><text:span text:style-name="T21_51">cible</text:span><text:span text:style-name="T21_52"><text:s/></text:span><text:span text:style-name="T21_53">le</text:span><text:span text:style-name="T21_54"><text:s/></text:span><text:span text:style-name="T21_55">permettent</text:span><text:span text:style-name="T21_56">.</text:span></text:p>
      <text:p text:style-name="P22"><text:span text:style-name="T22_1">Toute</text:span><text:span text:style-name="T22_2"><text:s/></text:span><text:span text:style-name="T22_3">ressource</text:span><text:span text:style-name="T22_4"><text:s/></text:span><text:span text:style-name="T22_5">peut</text:span><text:span text:style-name="T22_6"><text:s/></text:span><text:span text:style-name="T22_7">être</text:span><text:span text:style-name="T22_8"><text:s/></text:span><text:span text:style-name="T22_9">partagée</text:span><text:span text:style-name="T22_10">,<text:s/></text:span><text:span text:style-name="T22_11">le</text:span><text:span text:style-name="T22_12"><text:s/></text:span><text:span text:style-name="T22_13">partage</text:span><text:span text:style-name="T22_14"><text:s/></text:span><text:span text:style-name="T22_15">permet</text:span><text:span text:style-name="T22_16"><text:s/></text:span><text:span text:style-name="T22_17">la</text:span><text:span text:style-name="T22_18"><text:s/></text:span><text:span text:style-name="T22_19">modification</text:span><text:span text:style-name="T22_20"><text:s/></text:span><text:span text:style-name="T22_21">de</text:span><text:span text:style-name="T22_22"><text:s/></text:span><text:span text:style-name="T22_23">la</text:span><text:span text:style-name="T22_24"><text:s/></text:span><text:span text:style-name="T22_25">ressource</text:span><text:span text:style-name="T22_26">.<text:s text:c="2"/></text:span><text:span text:style-name="T22_27">La</text:span><text:span text:style-name="T22_28"><text:s/></text:span><text:span text:style-name="T22_29">ressource</text:span><text:span text:style-name="T22_30"><text:s/></text:span><text:span text:style-name="T22_31">modifiée</text:span><text:span text:style-name="T22_32"><text:s/></text:span><text:span text:style-name="T22_33">sera</text:span><text:span text:style-name="T22_34">,<text:s/></text:span><text:span text:style-name="T22_35">en</text:span><text:span text:style-name="T22_36"><text:s/></text:span><text:span text:style-name="T22_37">fonction</text:span><text:span text:style-name="T22_38"><text:s/></text:span><text:span text:style-name="T22_39">du</text:span><text:span text:style-name="T22_40"><text:s/></text:span><text:span text:style-name="T22_41">choix</text:span><text:span text:style-name="T22_42"><text:s/></text:span><text:span text:style-name="T22_43">de</text:span><text:span text:style-name="T22_44"><text:s/></text:span><text:span text:style-name="T22_45">l</text:span><text:span text:style-name="T22_46">’</text:span><text:span text:style-name="T22_47">utilisateur</text:span><text:span text:style-name="T22_48">,<text:s/></text:span><text:span text:style-name="T22_49">soit</text:span><text:span text:style-name="T22_50"><text:s/></text:span><text:span text:style-name="T22_51">clonée</text:span><text:span text:style-name="T22_52"><text:s/></text:span><text:span text:style-name="T22_53">soit</text:span><text:span text:style-name="T22_54"><text:s/></text:span><text:span text:style-name="T22_55">modifiée</text:span><text:span text:style-name="T22_56"><text:s/></text:span><text:span text:style-name="T22_57">partout</text:span><text:span text:style-name="T22_58"><text:s/></text:span><text:span text:style-name="T22_59">où</text:span><text:span text:style-name="T22_60"><text:s/></text:span><text:span text:style-name="T22_61">elle</text:span><text:span text:style-name="T22_62"><text:s/></text:span><text:span text:style-name="T22_63">est</text:span><text:span text:style-name="T22_64"><text:s/></text:span><text:span text:style-name="T22_65">présente</text:span><text:span text:style-name="T22_66">.</text:span></text:p>
      <text:p text:style-name="P23"><text:span text:style-name="T23_1">Contenu</text:span><text:span text:style-name="T23_2"><text:s/></text:span><text:span text:style-name="T23_3">riche</text:span><text:span text:style-name="T23_4"><text:s/></text:span><text:span text:style-name="T23_5">et</text:span><text:span text:style-name="T23_6"><text:s/></text:span><text:span text:style-name="T23_7">multimédia</text:span></text:p>
      <text:p text:style-name="P24"><text:span text:style-name="T24_1">La</text:span><text:span text:style-name="T24_2"><text:s/></text:span><text:span text:style-name="T24_3">plateforme</text:span><text:span text:style-name="T24_4"><text:s/></text:span><text:span text:style-name="T24_5">permet</text:span><text:span text:style-name="T24_6"><text:s/></text:span><text:span text:style-name="T24_7">l</text:span><text:span text:style-name="T24_8">’</text:span><text:span text:style-name="T24_9">intégration</text:span><text:span text:style-name="T24_10"><text:s/></text:span><text:span text:style-name="T24_11">de</text:span><text:span text:style-name="T24_12"><text:s/></text:span><text:span text:style-name="T24_13">ressources</text:span><text:span text:style-name="T24_14"><text:s/></text:span><text:span text:style-name="T24_15">externes</text:span><text:span text:style-name="T24_16"><text:s/></text:span><text:span text:style-name="T24_17">mais</text:span><text:span text:style-name="T24_18"><text:s/></text:span><text:span text:style-name="T24_19">aussi</text:span><text:span text:style-name="T24_20"><text:s/></text:span><text:span text:style-name="T24_21">la</text:span><text:span text:style-name="T24_22"><text:s/></text:span><text:span text:style-name="T24_23">création</text:span><text:span text:style-name="T24_24"><text:s/></text:span><text:span text:style-name="T24_25">de</text:span><text:span text:style-name="T24_26"><text:s/></text:span><text:span text:style-name="T24_27">contenus</text:span><text:span text:style-name="T24_28"><text:s/></text:span><text:span text:style-name="T24_29">riches</text:span><text:span text:style-name="T24_30"><text:s/></text:span><text:span text:style-name="T24_31">et</text:span><text:span text:style-name="T24_32"><text:s/></text:span><text:span text:style-name="T24_33">multimédias</text:span><text:span text:style-name="T24_34">.</text:span></text:p>
      <text:p text:style-name="P25"><text:span text:style-name="T25_1">Une</text:span><text:span text:style-name="T25_2"><text:s/></text:span><text:span text:style-name="T25_3">plateforme</text:span><text:span text:style-name="T25_4"><text:s/></text:span><text:span text:style-name="T25_5">intégrable</text:span><text:span text:style-name="T25_6"><text:s/></text:span><text:span text:style-name="T25_7">à</text:span><text:span text:style-name="T25_8"><text:s/></text:span><text:span text:style-name="T25_9">son</text:span><text:span text:style-name="T25_10"><text:s/></text:span><text:span text:style-name="T25_11">environnement</text:span></text:p>
      <text:p text:style-name="P26"><text:span text:style-name="T26_1">L</text:span><text:span text:style-name="T26_2">’</text:span><text:span text:style-name="T26_3">authentification</text:span><text:span text:style-name="T26_4"><text:s/></text:span><text:span text:style-name="T26_5">peut</text:span><text:span text:style-name="T26_6"><text:s/></text:span><text:span text:style-name="T26_7">se</text:span><text:span text:style-name="T26_8"><text:s/></text:span><text:span text:style-name="T26_9">faire</text:span><text:span text:style-name="T26_10"><text:s/></text:span><text:span text:style-name="T26_11">sur</text:span><text:span text:style-name="T26_12"><text:s/></text:span><text:span text:style-name="T26_13">base</text:span><text:span text:style-name="T26_14"><text:s/></text:span><text:span text:style-name="T26_15">des</text:span><text:span text:style-name="T26_16"><text:s/></text:span><text:span text:style-name="T26_17">informations</text:span><text:span text:style-name="T26_18"><text:s/></text:span><text:span text:style-name="T26_19">contenues</text:span><text:span text:style-name="T26_20"><text:s/></text:span><text:span text:style-name="T26_21">dans</text:span><text:span text:style-name="T26_22"><text:s/></text:span><text:span text:style-name="T26_23">la</text:span><text:span text:style-name="T26_24"><text:s/></text:span><text:span text:style-name="T26_25">plateforme</text:span><text:span text:style-name="T26_26"><text:s/></text:span><text:span text:style-name="T26_27">ou</text:span><text:span text:style-name="T26_28"><text:s/></text:span><text:span text:style-name="T26_29">à</text:span><text:span text:style-name="T26_30"><text:s/></text:span><text:span text:style-name="T26_31">partir</text:span><text:span text:style-name="T26_32"><text:s/></text:span><text:span text:style-name="T26_33">d</text:span><text:span text:style-name="T26_34">’</text:span><text:span text:style-name="T26_35">autres</text:span><text:span text:style-name="T26_36"><text:s/></text:span><text:span text:style-name="T26_37">sources</text:span><text:span text:style-name="T26_38"><text:s/></text:span><text:span text:style-name="T26_39">d</text:span><text:span text:style-name="T26_40">’</text:span><text:span text:style-name="T26_41">authentification</text:span><text:span text:style-name="T26_42"><text:s/></text:span><text:span text:style-name="T26_43">comme</text:span><text:span text:style-name="T26_44"><text:s/></text:span><text:span text:style-name="T26_45">ldap</text:span><text:span text:style-name="T26_46">,<text:s/></text:span><text:span text:style-name="T26_47">active</text:span><text:span text:style-name="T26_48"><text:s/></text:span><text:span text:style-name="T26_49">directory</text:span><text:span text:style-name="T26_50">,<text:s/></text:span><text:span text:style-name="T26_51">openid</text:span><text:span text:style-name="T26_52">,…</text:span></text:p>
      <text:p text:style-name="P27"><text:span text:style-name="T27_1">Des</text:span><text:span text:style-name="T27_2"><text:s/></text:span><text:span text:style-name="T27_3">widgets</text:span><text:span text:style-name="T27_4"><text:s/></text:span><text:span text:style-name="T27_5">dédiés</text:span><text:span text:style-name="T27_6"><text:s text:c="2"/></text:span><text:span text:style-name="T27_7">permettent</text:span><text:span text:style-name="T27_8"><text:s/></text:span><text:span text:style-name="T27_9">d</text:span><text:span text:style-name="T27_10">’</text:span><text:span text:style-name="T27_11">accéder</text:span><text:span text:style-name="T27_12"><text:s/></text:span><text:span text:style-name="T27_13">aux</text:span><text:span text:style-name="T27_14"><text:s/></text:span><text:span text:style-name="T27_15">informations</text:span><text:span text:style-name="T27_16"><text:s/></text:span><text:span text:style-name="T27_17">venant</text:span><text:span text:style-name="T27_18"><text:s/></text:span><text:span text:style-name="T27_19">de</text:span><text:span text:style-name="T27_20"><text:s/></text:span><text:span text:style-name="T27_21">l</text:span><text:span text:style-name="T27_22">’</text:span><text:span text:style-name="T27_23">institution</text:span><text:span text:style-name="T27_24"><text:s/></text:span><text:span text:style-name="T27_25">ou</text:span><text:span text:style-name="T27_26"><text:s/></text:span><text:span text:style-name="T27_27">de</text:span><text:span text:style-name="T27_28"><text:s/></text:span><text:span text:style-name="T27_29">tout</text:span><text:span text:style-name="T27_30"><text:s/></text:span><text:span text:style-name="T27_31">autre</text:span><text:span text:style-name="T27_32"><text:s/></text:span><text:span text:style-name="T27_33">flux</text:span><text:span text:style-name="T27_34"><text:s/></text:span><text:span text:style-name="T27_35">d</text:span><text:span text:style-name="T27_36">’</text:span><text:span text:style-name="T27_37">information</text:span><text:span text:style-name="T27_38"><text:s/></text:span><text:span text:style-name="T27_39">disponible</text:span><text:span text:style-name="T27_40">.</text:span></text:p>
      <text:p text:style-name="P28"><text:span text:style-name="T28_1">Les</text:span><text:span text:style-name="T28_2"><text:s/></text:span><text:span text:style-name="T28_3">ressources</text:span><text:span text:style-name="T28_4"><text:s/></text:span><text:span text:style-name="T28_5">utilisées</text:span><text:span text:style-name="T28_6"><text:s/></text:span><text:span text:style-name="T28_7">dans</text:span><text:span text:style-name="T28_8"><text:s/></text:span><text:span text:style-name="T28_9">les</text:span><text:span text:style-name="T28_10"><text:s/></text:span><text:span text:style-name="T28_11">espaces</text:span><text:span text:style-name="T28_12"><text:s/></text:span><text:span text:style-name="T28_13">pourront</text:span><text:span text:style-name="T28_14"><text:s/></text:span><text:span text:style-name="T28_15">être</text:span><text:span text:style-name="T28_16"><text:s/></text:span><text:span text:style-name="T28_17">issues</text:span><text:span text:style-name="T28_18"><text:s/></text:span><text:span text:style-name="T28_19">de</text:span><text:span text:style-name="T28_20"><text:s/></text:span><text:span text:style-name="T28_21">dépôts</text:span><text:span text:style-name="T28_22"><text:s/></text:span><text:span text:style-name="T28_23">externes</text:span><text:span text:style-name="T28_24">.</text:span></text:p>
      <text:p text:style-name="P29"><text:span text:style-name="T29_1">Modularité</text:span><text:span text:style-name="T29_2"><text:s/></text:span><text:span text:style-name="T29_3">de</text:span><text:span text:style-name="T29_4"><text:s/></text:span><text:span text:style-name="T29_5">la</text:span><text:span text:style-name="T29_6"><text:s/></text:span><text:span text:style-name="T29_7">plateforme</text:span><text:span text:style-name="T29_8"><text:s/>(</text:span><text:span text:style-name="T29_9">extrait</text:span><text:span text:style-name="T29_10"><text:s/></text:span><text:span text:style-name="T29_11">de</text:span><text:span text:style-name="T29_12"><text:s/></text:span><text:span text:style-name="T29_13">la</text:span><text:span text:style-name="T29_14"><text:s/></text:span><text:span text:style-name="T29_15">note</text:span><text:span text:style-name="T29_16"><text:s/></text:span><text:span text:style-name="T29_17">d</text:span><text:span text:style-name="T29_18">’</text:span><text:span text:style-name="T29_19">orientation</text:span><text:span text:style-name="T29_20">)</text:span></text:p>
      <text:p text:style-name="P30"><text:span text:style-name="T30_1">La</text:span><text:span text:style-name="T30_2"><text:s/></text:span><text:span text:style-name="T30_3">plateforme</text:span><text:span text:style-name="T30_4"><text:s/></text:span><text:span text:style-name="T30_5">est</text:span><text:span text:style-name="T30_6"><text:s/></text:span><text:span text:style-name="T30_7">caractérisée</text:span><text:span text:style-name="T30_8"><text:s/></text:span><text:span text:style-name="T30_9">par</text:span><text:span text:style-name="T30_10"><text:s/></text:span><text:span text:style-name="T30_11">sa</text:span><text:span text:style-name="T30_12"><text:s/></text:span><text:span text:style-name="T30_13">modularité</text:span><text:span text:style-name="T30_14"><text:s/></text:span><text:span text:style-name="T30_15">autour</text:span><text:span text:style-name="T30_16"><text:s/></text:span><text:span text:style-name="T30_17">d</text:span><text:span text:style-name="T30_18">’</text:span><text:span text:style-name="T30_19">un</text:span><text:span text:style-name="T30_20"><text:s/></text:span><text:span text:style-name="T30_21">noyau</text:span><text:span text:style-name="T30_22"><text:s/></text:span><text:span text:style-name="T30_23">central</text:span><text:span text:style-name="T30_24"><text:s/></text:span><text:span text:style-name="T30_25">qui</text:span><text:span text:style-name="T30_26"><text:s/></text:span><text:span text:style-name="T30_27">assure</text:span><text:span text:style-name="T30_28"><text:s/></text:span><text:span text:style-name="T30_29">un</text:span><text:span text:style-name="T30_30"><text:s/></text:span><text:span text:style-name="T30_31">ensemble</text:span><text:span text:style-name="T30_32"><text:s/></text:span><text:span text:style-name="T30_33">de</text:span><text:span text:style-name="T30_34"><text:s/></text:span><text:span text:style-name="T30_35">fonctions</text:span><text:span text:style-name="T30_36"><text:s/></text:span><text:span text:style-name="T30_37">de</text:span><text:span text:style-name="T30_38"><text:s/></text:span><text:span text:style-name="T30_39">base</text:span><text:span text:style-name="T30_40"><text:s/></text:span><text:span text:style-name="T30_41">et</text:span><text:span text:style-name="T30_42"><text:s/></text:span><text:span text:style-name="T30_43">est</text:span><text:span text:style-name="T30_44"><text:s/></text:span><text:span text:style-name="T30_45">accessible</text:span><text:span text:style-name="T30_46"><text:s/></text:span><text:span text:style-name="T30_47">par</text:span><text:span text:style-name="T30_48"><text:s/></text:span><text:span text:style-name="T30_49">l</text:span><text:span text:style-name="T30_50">’</text:span><text:span text:style-name="T30_51">intermédiaire</text:span><text:span text:style-name="T30_52"><text:s/></text:span><text:span text:style-name="T30_53">d</text:span><text:span text:style-name="T30_54">’</text:span><text:span text:style-name="T30_55">une</text:span><text:span text:style-name="T30_56"><text:s/></text:span><text:span text:style-name="T30_57">interface</text:span><text:span text:style-name="T30_58"><text:s/></text:span><text:span text:style-name="T30_59">définie</text:span><text:span text:style-name="T30_60">.<text:s/></text:span><text:span text:style-name="T30_61">Le</text:span><text:span text:style-name="T30_62"><text:s/></text:span><text:span text:style-name="T30_63">package</text:span><text:span text:style-name="T30_64"><text:s/></text:span><text:span text:style-name="T30_65">officiel</text:span><text:span text:style-name="T30_66"><text:s/></text:span><text:span text:style-name="T30_67">contient</text:span><text:span text:style-name="T30_68"><text:s/></text:span><text:span text:style-name="T30_69">un</text:span><text:span text:style-name="T30_70"><text:s/></text:span><text:span text:style-name="T30_71">ensemble</text:span><text:span text:style-name="T30_72"><text:s/></text:span><text:span text:style-name="T30_73">de</text:span><text:span text:style-name="T30_74"><text:s/></text:span><text:span text:style-name="T30_75">modules</text:span><text:span text:style-name="T30_76"><text:s/></text:span><text:span text:style-name="T30_77">de</text:span><text:span text:style-name="T30_78"><text:s/></text:span><text:span text:style-name="T30_79">base</text:span><text:span text:style-name="T30_80"><text:s/></text:span><text:span text:style-name="T30_81">selon</text:span><text:span text:style-name="T30_82"><text:s/></text:span><text:span text:style-name="T30_83">le</text:span><text:span text:style-name="T30_84"><text:s/></text:span><text:span text:style-name="T30_85">type</text:span><text:span text:style-name="T30_86"><text:s/></text:span><text:span text:style-name="T30_87">d</text:span><text:span text:style-name="T30_88">’</text:span><text:span text:style-name="T30_89">organisation</text:span><text:span text:style-name="T30_90"><text:s/></text:span><text:span text:style-name="T30_91">souhaitant</text:span><text:span text:style-name="T30_92"><text:s/></text:span><text:span text:style-name="T30_93">déployer</text:span><text:span text:style-name="T30_94"><text:s/></text:span><text:span text:style-name="T30_95">la</text:span><text:span text:style-name="T30_96"><text:s/></text:span><text:span text:style-name="T30_97">plateforme</text:span><text:span text:style-name="T30_98"><text:s/>(</text:span><text:span text:style-name="T30_99">université</text:span><text:span text:style-name="T30_100">,<text:s/></text:span><text:span text:style-name="T30_101">école</text:span><text:span text:style-name="T30_102"><text:s/></text:span><text:span text:style-name="T30_103">secondaire</text:span><text:span text:style-name="T30_104">,<text:s/></text:span><text:span text:style-name="T30_105">entreprise</text:span><text:span text:style-name="T30_106">,<text:s/>…),<text:s/></text:span><text:span text:style-name="T30_107">modules</text:span><text:span text:style-name="T30_108"><text:s/></text:span><text:span text:style-name="T30_109">qui</text:span><text:span text:style-name="T30_110"><text:s/></text:span><text:span text:style-name="T30_111">peuvent</text:span><text:span text:style-name="T30_112"><text:s/></text:span><text:span text:style-name="T30_113">être</text:span><text:span text:style-name="T30_114"><text:s/></text:span><text:span text:style-name="T30_115">ultérieurement</text:span><text:span text:style-name="T30_116"><text:s/></text:span><text:span text:style-name="T30_117">remplacés</text:span><text:span text:style-name="T30_118"><text:s/></text:span><text:span text:style-name="T30_119">par</text:span><text:span text:style-name="T30_120"><text:s/></text:span><text:span text:style-name="T30_121">des</text:span><text:span text:style-name="T30_122"><text:s/></text:span><text:span text:style-name="T30_123">modules</text:span><text:span text:style-name="T30_124"><text:s/></text:span><text:span text:style-name="T30_125">plus</text:span><text:span text:style-name="T30_126"><text:s/></text:span><text:span text:style-name="T30_127">adaptés</text:span><text:span text:style-name="T30_128"><text:s/></text:span><text:span text:style-name="T30_129">ou</text:span><text:span text:style-name="T30_130"><text:s/></text:span><text:span text:style-name="T30_131">plus</text:span><text:span text:style-name="T30_132"><text:s/></text:span><text:span text:style-name="T30_133">riches</text:span><text:span text:style-name="T30_134"><text:s/></text:span><text:span text:style-name="T30_135">fonctionnellement</text:span><text:span text:style-name="T30_136"><text:s/></text:span><text:span text:style-name="T30_137">ou</text:span><text:span text:style-name="T30_138"><text:s/></text:span><text:span text:style-name="T30_139">complétés</text:span><text:span text:style-name="T30_140"><text:s/></text:span><text:span text:style-name="T30_141">par</text:span><text:span text:style-name="T30_142"><text:s/></text:span><text:span text:style-name="T30_143">divers</text:span><text:span text:style-name="T30_144"><text:s/></text:span><text:span text:style-name="T30_145">modules</text:span><text:span text:style-name="T30_146"><text:s/></text:span><text:span text:style-name="T30_147">spécifiques</text:span><text:span text:style-name="T30_148">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2.499cm" fo:padding-right="0cm" fo:margin-right="2.499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1_1" style:family="text">
      <style:text-properties style:font-name="Calibri" fo:font-size="11pt" style:font-name-asian="Calibri" style:font-size-asian="11pt" style:font-name-complex="Calibri" style:font-size-complex="11pt"/>
    </style:style>
    <style:style style:name="T1_2" style:family="text">
      <style:text-properties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Standard" style:page-layout-name="pm1">
      <style:footer>
        <text:p text:style-name="P1"><text:span text:style-name="T1_1">6/11/2012<text:tab/><text:tab/></text:span><text:span text:style-name="T1_2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